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peration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Operation.getNodeState( Path nodePath , HierarchyManager hier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Operation.getAffectedItemSt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assertChildNodeEntries( NodeState par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addAffectedItemState( ItemState affected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perati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